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etNotFoundException.PropertySetNotFou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NotFoundException.PropertySetNotFoun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NotFoundException.PropertySetNotFound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NotFoundException.PropertySet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